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66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rect text:anchor-type="paragraph" draw:z-index="0" draw:style-name="gr1" draw:text-style-name="P1" svg:width="1.4669in" svg:height="0.8004in" svg:x="2.5508in" svg:y="1.5764in"><text:p text:style-name="P1">Collaborative</text:p><text:p text:style-name="P1">annotation</text:p><text:p text:style-name="P1">framework</text:p></draw:rect><draw:custom-shape text:anchor-type="paragraph" draw:z-index="1" draw:style-name="gr2" svg:width="0.8114in" svg:height="0.1669in" svg:x="1.7398in" svg:y="1.8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2" draw:style-name="gr1" draw:text-style-name="P1" svg:width="1.4669in" svg:height="0.8004in" svg:x="4.8327in" svg:y="1.5835in"><text:p text:style-name="P1">Active learning</text:p><text:p text:style-name="P1">backend</text:p></draw:rect><draw:custom-shape text:anchor-type="paragraph" draw:z-index="3" draw:style-name="gr2" svg:width="0.8114in" svg:height="0.1669in" svg:x="4.0173in" svg:y="1.8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4" draw:style-name="gr1" draw:text-style-name="P2" svg:width="1.4677in" svg:height="0.8012in" svg:x="0.2701in" svg:y="1.5764in"><text:p text:style-name="P1"><text:span text:style-name="T1">Frontend</text:span></text:p></draw:rect><draw:frame text:anchor-type="paragraph" draw:z-index="5" draw:style-name="gr3" svg:width="0.5894in" svg:height="0.1925in" svg:x="1.8437in" svg:y="1.6874in"><draw:text-box><text:p text:style-name="P1">http</text:p></draw:text-box></draw:frame><draw:frame text:anchor-type="paragraph" draw:z-index="6" draw:style-name="gr3" svg:width="0.5894in" svg:height="0.1925in" svg:x="4.1291in" svg:y="1.6874in"><draw:text-box><text:p text:style-name="P1">htt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3T10:32:36</meta:creation-date>
    <dc:date>2015-04-13T11:34:08</dc:date>
    <meta:editing-duration>PT1H8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0" meta:word-count="0" meta:character-count="0"/>
  </office:meta>
</office:document-meta>
</file>